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10.4cm" svg:height="2cm" svg:x="0.2cm" svg:y="2.8cm">
          <text:p text:style-name="P1">Subprocesso 4</text:p>
          <text:p text:style-name="P1">Análise de Requisitos de Soft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20.2cm" svg:y="2.8cm">
          <text:p text:style-name="P1">Subprocesso 6</text:p>
          <text:p text:style-name="P1">Construção de Soft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cm" svg:height="2cm" svg:x="11.4cm" svg:y="2.8cm">
          <text:p text:style-name="P1">Subprocesso 5</text:p>
          <text:p text:style-name="P1">Projeto de Softwar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8cm" svg:height="1.2cm" svg:x="0.8cm" svg:y="6cm">
          <text:p text:style-name="P1">Engenharia de Requisitos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4cm" svg:height="1.2cm" svg:x="1cm" svg:y="12.2cm">
          <text:p text:style-name="P1">Análise e Modelagem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8cm" svg:height="2.4cm" svg:x="1cm" svg:y="8.4cm">
          <text:p text:style-name="P1">Documento de Requisitos</text:p>
          <text:p text:style-name="P1">(DR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7cm" svg:y1="7.2cm" svg:x2="5cm" svg:y2="8.4cm" draw:start-shape="id1" draw:start-glue-point="2" draw:end-shape="id2" draw:end-glue-point="4" svg:d="m4700 7200v600h300v600" svg:viewBox="0 0 301 1201">
          <text:p/>
        </draw:connector>
        <draw:connector draw:style-name="gr4" draw:text-style-name="P1" draw:layer="layout" svg:x1="5cm" svg:y1="10.8cm" svg:x2="4.7cm" svg:y2="12.2cm" draw:start-shape="id2" draw:start-glue-point="8" draw:end-shape="id3" draw:end-glue-point="0" svg:d="m5000 10800v701h-300v699" svg:viewBox="0 0 301 1401">
          <text:p/>
        </draw:connector>
        <draw:custom-shape draw:style-name="gr3" draw:text-style-name="P1" xml:id="id4" draw:id="id4" draw:layer="layout" svg:width="7.4cm" svg:height="1.4cm" svg:x="1cm" svg:y="15cm">
          <text:p text:style-name="P1">Modelos UM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7cm" svg:y1="13.4cm" svg:x2="4.7cm" svg:y2="15cm" draw:start-shape="id3" draw:start-glue-point="2" draw:end-shape="id4" draw:end-glue-point="4" svg:d="m4700 13400v1600" svg:viewBox="0 0 1 1601">
          <text:p/>
        </draw:connector>
        <draw:custom-shape draw:style-name="gr3" draw:text-style-name="P1" xml:id="id5" draw:id="id5" draw:layer="layout" svg:width="8.2cm" svg:height="2.4cm" svg:x="0.6cm" svg:y="18cm">
          <text:p text:style-name="P1">Associação do DR</text:p>
          <text:p text:style-name="P1">a modelos UM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xml:id="id6" draw:id="id6" draw:layer="layout" svg:x1="4.7cm" svg:y1="16.4cm" svg:x2="4.7cm" svg:y2="18cm" draw:start-shape="id4" draw:start-glue-point="8" draw:end-shape="id5" draw:end-glue-point="4" svg:d="m4700 16400v1600" svg:viewBox="0 0 1 1601">
          <text:p/>
        </draw:connector>
        <draw:connector draw:style-name="gr4" draw:text-style-name="P1" draw:layer="layout" svg:x1="9cm" svg:y1="9.6cm" svg:x2="4.7cm" svg:y2="17.2cm" draw:start-shape="id2" draw:start-glue-point="10" draw:end-shape="id6" draw:end-glue-point="0" svg:d="m9000 9600h502v7600h-4802" svg:viewBox="0 0 4803 7601">
          <text:p/>
        </draw:connector>
        <draw:custom-shape draw:style-name="gr2" draw:text-style-name="P1" xml:id="id7" draw:id="id7" draw:layer="layout" svg:width="8.4cm" svg:height="1.6cm" svg:x="11.6cm" svg:y="6cm">
          <text:p text:style-name="P1">Especificação de Interfaces </text:p>
          <text:p text:style-name="P1">e Projeto Navegacional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9cm" svg:y1="9.6cm" svg:x2="11.6cm" svg:y2="6.8cm" draw:start-shape="id2" draw:start-glue-point="10" draw:end-shape="id7" draw:end-glue-point="3" svg:d="m9000 9600h502l1597-2800h501" svg:viewBox="0 0 2601 2801">
          <text:p/>
        </draw:connector>
        <draw:connector draw:style-name="gr4" draw:text-style-name="P1" draw:layer="layout" draw:type="lines" svg:x1="8.4cm" svg:y1="15.7cm" svg:x2="11.6cm" svg:y2="6.8cm" draw:start-shape="id4" draw:start-glue-point="10" draw:end-shape="id7" draw:end-glue-point="3" svg:d="m8400 15700h502l2197-8900h501" svg:viewBox="0 0 3201 8901">
          <text:p/>
        </draw:connector>
        <draw:custom-shape draw:style-name="gr3" draw:text-style-name="P1" xml:id="id8" draw:id="id8" draw:layer="layout" svg:width="7.4cm" svg:height="1.8cm" svg:x="12.2cm" svg:y="9cm">
          <text:p text:style-name="P1">Projeto de software </text:p>
          <text:p text:style-name="P1">acessíve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8cm" svg:y1="7.6cm" svg:x2="15.9cm" svg:y2="9cm" draw:start-shape="id7" draw:start-glue-point="2" draw:end-shape="id8" draw:end-glue-point="4" svg:d="m15800 7600v700h100v700" svg:viewBox="0 0 101 1401">
          <text:p/>
        </draw:connector>
        <draw:custom-shape draw:style-name="gr2" draw:text-style-name="P1" xml:id="id9" draw:id="id9" draw:layer="layout" svg:width="10.2cm" svg:height="1.8cm" svg:x="10.6cm" svg:y="13.8cm">
          <text:p text:style-name="P1">Especificação de técnicas de </text:p>
          <text:p text:style-name="P1">implementação de acessibilidad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9cm" svg:y1="10.8cm" svg:x2="15.7cm" svg:y2="13.8cm" draw:start-shape="id8" draw:start-glue-point="8" draw:end-shape="id9" draw:end-glue-point="0" svg:d="m15900 10800v1501h-200v1499" svg:viewBox="0 0 201 3001">
          <text:p/>
        </draw:connector>
        <draw:connector draw:style-name="gr4" draw:text-style-name="P1" draw:layer="layout" svg:x1="8.8cm" svg:y1="19.2cm" svg:x2="15.7cm" svg:y2="13.8cm" draw:start-shape="id5" draw:start-glue-point="10" draw:end-shape="id9" draw:end-glue-point="0" svg:d="m8800 19200h901v-5901h5999v501" svg:viewBox="0 0 6901 5902">
          <text:p/>
        </draw:connector>
        <draw:custom-shape draw:style-name="gr3" draw:text-style-name="P1" xml:id="id10" draw:id="id10" draw:layer="layout" svg:width="8.2cm" svg:height="3.6cm" svg:x="12.6cm" svg:y="16.8cm">
          <text:p text:style-name="P1">Associação do DR, </text:p>
          <text:p text:style-name="P1">modelos UML e </text:p>
          <text:p text:style-name="P1">técnicas de implementação</text:p>
          <text:p text:style-name="P1"><text:s/>de acessibilida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7cm" svg:y1="15.6cm" svg:x2="16.7cm" svg:y2="16.8cm" draw:start-shape="id9" draw:start-glue-point="2" draw:end-shape="id10" draw:end-glue-point="4" svg:d="m15700 15600v600h1000v600" svg:viewBox="0 0 1001 1201">
          <text:p/>
        </draw:connector>
        <draw:custom-shape draw:style-name="gr2" draw:text-style-name="P1" xml:id="id11" draw:id="id11" draw:layer="layout" svg:width="5.8cm" svg:height="1.8cm" svg:x="22cm" svg:y="7.8cm">
          <text:p text:style-name="P1">Construção do </text:p>
          <text:p text:style-name="P1">Softwar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9.6cm" svg:y1="9.9cm" svg:x2="24.9cm" svg:y2="7.8cm" draw:start-shape="id8" draw:start-glue-point="10" draw:end-shape="id11" draw:end-glue-point="0" svg:d="m19600 9900h1201v-2601h4099v501" svg:viewBox="0 0 5301 2602">
          <text:p/>
        </draw:connector>
        <draw:connector draw:style-name="gr4" draw:text-style-name="P1" draw:layer="layout" svg:x1="20.8cm" svg:y1="18.6cm" svg:x2="24.9cm" svg:y2="7.8cm" draw:start-shape="id10" draw:start-glue-point="10" draw:end-shape="id11" draw:end-glue-point="0" svg:d="m20800 18600h601v-11301h3499v501" svg:viewBox="0 0 4101 11302">
          <text:p/>
        </draw:connector>
        <draw:custom-shape draw:style-name="gr3" draw:text-style-name="P1" xml:id="id12" draw:id="id12" draw:layer="layout" svg:width="5.4cm" svg:height="1.8cm" svg:x="22.2cm" svg:y="17.6cm">
          <text:p text:style-name="P1">Software </text:p>
          <text:p text:style-name="P1">acessíve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4.9cm" svg:y1="9.6cm" svg:x2="24.9cm" svg:y2="17.6cm" draw:start-shape="id11" draw:start-glue-point="2" draw:end-shape="id12" draw:end-glue-point="4" svg:d="m24900 9600v8000" svg:viewBox="0 0 1 8001">
          <text:p/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8T09:31:15.67</meta:creation-date>
    <dc:date>2013-07-18T16:17:27.70</dc:date>
    <meta:editing-duration>PT16M17S</meta:editing-duration>
    <meta:editing-cycles>4</meta:editing-cycles>
    <meta:generator>LibreOffice/4.0.3.3$Windows_x86 LibreOffice_project/0eaa50a932c8f2199a615e1eb30f7ac74279539</meta:generator>
    <meta:document-statistic meta:object-count="51"/>
  </office:meta>
</office:document-meta>
</file>